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1.063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717in" fo:break-before="auto" style:use-optimal-row-height="false"/>
    </style:style>
    <style:style style:name="ro4" style:family="table-row">
      <style:table-row-properties style:row-height="0.6846in" fo:break-before="auto" style:use-optimal-row-height="true"/>
    </style:style>
    <style:style style:name="ro5" style:family="table-row">
      <style:table-row-properties style:row-height="0.8465in" fo:break-before="auto" style:use-optimal-row-height="true"/>
    </style:style>
    <style:style style:name="ro6" style:family="table-row">
      <style:table-row-properties style:row-height="1.0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ff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3">
          <table:table-cell table:style-name="ce1" office:value-type="string">
            <text:p>Test Case<text:span text:style-name="T1"> id</text:span></text:p>
          </table:table-cell>
          <table:table-cell table:style-name="ce4" office:value-type="string">
            <text:p>Functionality id</text:p>
          </table:table-cell>
          <table:table-cell table:style-name="ce4" office:value-type="string">
            <text:p>Test Case Name</text:p>
          </table:table-cell>
          <table:table-cell table:style-name="ce4" office:value-type="string">
            <text:p>Test Summary</text:p>
          </table:table-cell>
          <table:table-cell table:style-name="ce4" office:value-type="string">
            <text:p>Pre Condition</text:p>
          </table:table-cell>
          <table:table-cell table:style-name="ce4" office:value-type="string">
            <text:p>Steps</text:p>
          </table:table-cell>
          <table:table-cell table:style-name="ce4" office:value-type="string">
            <text:p>Test Data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 </text:p>
          </table:table-cell>
          <table:table-cell table:style-name="ce4" office:value-type="string">
            <text:p>Status</text:p>
          </table:table-cell>
          <table:table-cell table:style-name="ce7" table:number-columns-repeated="1014"/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string">
            <text:p>checking URL</text:p>
          </table:table-cell>
          <table:table-cell office:value-type="string">
            <text:p>its open web page.</text:p>
          </table:table-cell>
          <table:table-cell table:style-name="ce6"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</text:p>
          </table:table-cell>
          <table:table-cell/>
          <table:table-cell office:value-type="string">
            <text:p>It must open web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check login button</text:p>
          </table:table-cell>
          <table:table-cell office:value-type="string">
            <text:p>its login account on first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/>
          <table:table-cell office:value-type="string">
            <text:p>it must open instagram home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check login button with mobile &amp; password</text:p>
          </table:table-cell>
          <table:table-cell office:value-type="string">
            <text:p>its login account on first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 office:value-type="string">
            <text:p>Mobile/user name/email id: 8600555111 Password: <text:a xlink:href="mailto:K@12345">K@12345</text:a></text:p>
          </table:table-cell>
          <table:table-cell office:value-type="string">
            <text:p>it must open instagram home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check login button with mobile/user name/email id &amp; password</text:p>
          </table:table-cell>
          <table:table-cell office:value-type="string">
            <text:p>its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 office:value-type="string">
            <text:p>Mobile/user name/email id: <text:a xlink:href="mailto:8600555111/komal/komal@gmail.com">8600555111/komal/komal@gmail.com</text:a> Password: <text:a xlink:href="mailto:K@12345">K@12345</text:a>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check login button with mobile with space &amp; password.</text:p>
          </table:table-cell>
          <table:table-cell table:style-name="ce3" office:value-type="string">
            <text:p>its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login.</text:p>
          </table:table-cell>
          <table:table-cell table:style-name="ce3" office:value-type="string">
            <text:p>Mobile/user name/email id: 8600 555 111 Password: <text:a xlink:href="mailto:K@12345">K@12345</text:a>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s open home page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check login button with mobile &amp; password blank</text:p>
          </table:table-cell>
          <table:table-cell office:value-type="string">
            <text:p>its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 office:value-type="string">
            <text:p>Mobile/user name/email id: <text:s/>Password: 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check login button with user name &amp; password </text:p>
          </table:table-cell>
          <table:table-cell office:value-type="string">
            <text:p>its must open instagram home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 office:value-type="string">
            <text:p>Mobile/user name/email id: komal Password: <text:a xlink:href="mailto:K@12345">K@12345</text:a></text:p>
          </table:table-cell>
          <table:table-cell office:value-type="string">
            <text:p>it must open home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check login button with user name &amp; password with special character.</text:p>
          </table:table-cell>
          <table:table-cell office:value-type="string">
            <text:p>its mus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.</text:p>
          </table:table-cell>
          <table:table-cell office:value-type="string">
            <text:p>Mobile/user name/email id: @#$%^&amp; Password: <text:a xlink:href="mailto:K@12345">K@12345</text:a>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6">
          <table:table-cell office:value-type="float" office:value="9">
            <text:p>9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Log in with facebook</text:p>
          </table:table-cell>
          <table:table-cell office:value-type="string">
            <text:p>its login account with facebook directly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login with facebook.</text:p>
          </table:table-cell>
          <table:table-cell/>
          <table:table-cell office:value-type="string">
            <text:p>it must open instagram home page directly itself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0">
            <text:p>10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Forgot password</text:p>
          </table:table-cell>
          <table:table-cell office:value-type="string">
            <text:p>it takes to reset password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forget password.</text:p>
          </table:table-cell>
          <table:table-cell/>
          <table:table-cell office:value-type="string">
            <text:p>it must open reset password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1">
            <text:p>11</text:p>
          </table:table-cell>
          <table:table-cell table:style-name="Default" office:value-type="float" office:value="400">
            <text:p>400</text:p>
          </table:table-cell>
          <table:table-cell table:style-name="Default" office:value-type="string">
            <text:p>Sign up</text:p>
          </table:table-cell>
          <table:table-cell office:value-type="string">
            <text:p>it takes to create an new account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/>
          <table:table-cell office:value-type="string">
            <text:p>its give to create an accoun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string">
            <text:p>Sign up with correct details.</text:p>
          </table:table-cell>
          <table:table-cell office:value-type="string">
            <text:p>it takes to create an new account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office:value-type="string">
            <text:p>Mobile or email: 8600555111 Full name:Komal Rana user name: komal password:K@12345 </text:p>
          </table:table-cell>
          <table:table-cell office:value-type="string">
            <text:p>it must create an accoun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91 before mobile number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918600555111 Full name:Komal Rana user name: komal password:K@12345 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s create a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mobile number maximum length.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office:value-type="string">
            <text:p>Mobile or email: 86005551118600555111 Full name:Komal Rana user name: komal password:K@12345 </text:p>
          </table:table-cell>
          <table:table-cell office:value-type="string">
            <text:p>it must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mobile number &amp; email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office:value-type="string">
            <text:p>Mobile or email: <text:a xlink:href="mailto:8600555111komal@gmail.com">8600555111komal@gmail.com</text:a> Full name:Komal Rana user name: komal password:K@12345 </text:p>
          </table:table-cell>
          <table:table-cell office:value-type="string">
            <text:p>it must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email withount domain.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office:value-type="string">
            <text:p>Mobile or email: komal@.com Full name:Komal Rana user name: komal password:K@12345 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email withount .com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office:value-type="string">
            <text:p>Mobile or email: <text:a xlink:href="mailto:komal@gmail">komal@gmail</text:a> Full name:Komal Rana user name: komal password:K@12345 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email before number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<text:a xlink:href="mailto:76686@gmail.com">76686@gmail.com</text:a> Full name:Komal Rana user name: komal password:K@12345 </text:p>
          </table:table-cell>
          <table:table-cell table:style-name="ce3" office:value-type="string">
            <text:p>it must show error of user name.</text:p>
          </table:table-cell>
          <table:table-cell table:style-name="ce3" office:value-type="string">
            <text:p>its ope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email with2 @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table:style-name="ce5" office:value-type="string">
            <text:p>Mobile or email: <text:a xlink:href="mailto:komal@gmail">komal@gmail</text:a>.com Full name:Komal Rana user name: komal password:K@12345 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style-name="ce5" office:value-type="string">
            <text:p>Sign up with <text:s/>email with more than 2 dots.</text:p>
          </table:table-cell>
          <table:table-cell office:value-type="string">
            <text:p>it show error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instagram.com/">www.instagram.com</text:a> 2. press enter key.3. Click on sign up button.</text:p>
          </table:table-cell>
          <table:table-cell table:style-name="ce5" office:value-type="string">
            <text:p>Mobile or email: kom.al.@.gmail.com Full name:Komal Rana user name: komal password:K@12345 </text:p>
          </table:table-cell>
          <table:table-cell office:value-type="string">
            <text:p>it must show error of user nam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email with special characters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!$##%$@gmail.com Full name:Komal Rana user name: komal password:K@12345 </text:p>
          </table:table-cell>
          <table:table-cell table:style-name="ce3" office:value-type="string">
            <text:p>it must show error of user name.</text:p>
          </table:table-cell>
          <table:table-cell table:style-name="ce3" office:value-type="string">
            <text:p>its ope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number in name field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komal@gmail.com Full name:657555564 user name: komal password:K@12345 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s ope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special character in name field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komal@gmail.com Full name:^&amp;^%^%%^ user name: komal password:K@12345 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s ope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6">
          <table:table-cell table:style-name="ce3" office:value-type="float" office:value="24">
            <text:p>24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maximum length in name field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komal@gmail.com Full name: Komal Brijesh Gyanprakash katheria Rana user name: komal password:K@12345 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s create a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password with only number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komal@gmail.com Full name: Komal Brijesh Gyanprakash katheria Rana user name: komal password:12345 </text:p>
          </table:table-cell>
          <table:table-cell table:style-name="ce3" office:value-type="string">
            <text:p>it must show error &amp; strong password require.</text:p>
          </table:table-cell>
          <table:table-cell table:style-name="ce3" office:value-type="string">
            <text:p>its create a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6">
          <table:table-cell table:style-name="ce3" office:value-type="float" office:value="26">
            <text:p>26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Sign up with <text:s/>password with only special character.</text:p>
          </table:table-cell>
          <table:table-cell table:style-name="ce3" office:value-type="string">
            <text:p>it show erro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instagram.com/">www.instagram.com</text:a> 2. press enter key.3. Click on sign up button.</text:p>
          </table:table-cell>
          <table:table-cell table:style-name="ce3" office:value-type="string">
            <text:p>Mobile or email: komal@gmail.com Full name: Komal Brijesh Gyanprakash katheria Rana user name: komal password:^&amp;^%$^$</text:p>
          </table:table-cell>
          <table:table-cell table:style-name="ce3" office:value-type="string">
            <text:p>it must show error &amp; strong password require.</text:p>
          </table:table-cell>
          <table:table-cell table:style-name="ce3" office:value-type="string">
            <text:p>its create an account.</text:p>
          </table:table-cell>
          <table:table-cell table:style-name="ce3" office:value-type="string">
            <text:p>fail</text:p>
          </table:table-cell>
          <table:table-cell table:style-name="ce8" table:number-columns-repeated="1014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2P0" style:volatile="true" number:language="en" number:country="US">
      <number:number number:decimal-places="2" number:min-integer-digits="1" number:grouping="true"/>
      <number:text> </number:text>
    </number:number-style>
    <number:number-style style:name="N814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8">09/08/2022</text:date>, <text:time>22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7T11:56:05.41</meta:creation-date>
    <meta:generator>OpenOffice/4.1.12$Win32 OpenOffice.org_project/4112m1$Build-9809</meta:generator>
    <dc:date>2022-09-08T22:52:21.51</dc:date>
    <meta:editing-duration>PT3H23M58S</meta:editing-duration>
    <meta:editing-cycles>27</meta:editing-cycles>
    <meta:document-statistic meta:table-count="3" meta:cell-count="265" meta:object-count="0"/>
  </office:meta>
</office:document-meta>
</file>